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ebebe" draw:textarea-horizontal-align="justify" draw:textarea-vertical-align="middle" draw:auto-grow-height="false" fo:min-height="0.391cm" fo:min-width="0.029cm"/>
    </style:style>
    <style:style style:name="gr2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3" style:family="graphic" style:parent-style-name="standard">
      <style:graphic-properties draw:stroke="none" draw:fill-color="#fa0100" draw:textarea-horizontal-align="justify" draw:textarea-vertical-align="middle" draw:auto-grow-height="false" fo:min-height="0.279cm" fo:min-width="3.405cm"/>
    </style:style>
    <style:style style:name="gr4" style:family="graphic" style:parent-style-name="standard">
      <style:graphic-properties draw:stroke="none" svg:stroke-width="0cm" draw:marker-start="" draw:stroke-linejoin="round" draw:fill-color="#fa0100" draw:textarea-horizontal-align="justify" draw:textarea-vertical-align="middle" draw:auto-grow-height="false" fo:min-height="0.406cm" fo:min-width="0.156cm"/>
    </style:style>
    <style:style style:name="gr5" style:family="graphic" style:parent-style-name="standard">
      <style:graphic-properties draw:stroke="none" svg:stroke-color="#131313" draw:fill-color="#fffcff" draw:textarea-horizontal-align="justify" draw:textarea-vertical-align="middle" draw:auto-grow-height="false" fo:min-height="0cm" fo:min-width="2.417cm"/>
    </style:style>
    <style:style style:name="gr6" style:family="graphic" style:parent-style-name="standard">
      <style:graphic-properties draw:stroke="none" svg:stroke-color="#131313" draw:fill-color="#fffcff" draw:textarea-horizontal-align="justify" draw:textarea-vertical-align="middle" draw:auto-grow-height="false" fo:min-height="0.173cm" fo:min-width="0cm"/>
    </style:style>
    <style:style style:name="gr7" style:family="graphic" style:parent-style-name="standard">
      <style:graphic-properties draw:stroke="none" draw:fill-color="#bebebe" draw:textarea-horizontal-align="justify" draw:textarea-vertical-align="middle" draw:auto-grow-height="false" fo:min-height="0.204cm" fo:min-width="0cm"/>
    </style:style>
    <style:style style:name="gr8" style:family="graphic" style:parent-style-name="standard">
      <style:graphic-properties draw:stroke="solid" svg:stroke-width="0cm" svg:stroke-color="#000000" draw:fill-color="#ffffff" draw:textarea-horizontal-align="justify" draw:textarea-vertical-align="middle" draw:auto-grow-height="false" fo:min-height="0.073cm" fo:min-width="0cm"/>
    </style:style>
    <style:style style:name="gr9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073cm" fo:min-width="0cm"/>
    </style:style>
    <style:style style:name="gr10" style:family="graphic" style:parent-style-name="standard">
      <style:graphic-properties draw:stroke="none" draw:fill-color="#bebebe" draw:textarea-horizontal-align="justify" draw:textarea-vertical-align="middle" draw:auto-grow-height="false" fo:min-height="0.393cm" fo:min-width="0.029cm"/>
    </style:style>
    <style:style style:name="gr11" style:family="graphic" style:parent-style-name="standard">
      <style:graphic-properties draw:stroke="none" draw:fill-color="#bebebe" draw:textarea-horizontal-align="justify" draw:textarea-vertical-align="middle" draw:auto-grow-height="false" fo:min-height="0.203cm" fo:min-width="0cm"/>
    </style:style>
    <style:style style:name="gr12" style:family="graphic" style:parent-style-name="standard">
      <style:graphic-properties svg:stroke-color="#131313" draw:fill-color="#fffcff" draw:textarea-horizontal-align="justify" draw:textarea-vertical-align="middle" draw:auto-grow-height="false" fo:min-height="0cm" fo:min-width="2.535cm"/>
    </style:style>
    <style:style style:name="gr13" style:family="graphic" style:parent-style-name="standard">
      <style:graphic-properties svg:stroke-color="#131313" draw:fill-color="#fffcff" draw:textarea-horizontal-align="justify" draw:textarea-vertical-align="middle" draw:auto-grow-height="false" fo:min-height="0.173cm" fo:min-width="0cm"/>
    </style:style>
    <style:style style:name="P1" style:family="paragraph">
      <loext:graphic-properties draw:fill-color="#bebebe"/>
      <style:paragraph-properties fo:text-align="center"/>
    </style:style>
    <style:style style:name="P2" style:family="paragraph">
      <loext:graphic-properties draw:fill-color="#c0c0c0"/>
      <style:paragraph-properties fo:text-align="center"/>
    </style:style>
    <style:style style:name="P3" style:family="paragraph">
      <loext:graphic-properties draw:fill-color="#fa0100"/>
      <style:paragraph-properties fo:text-align="center"/>
    </style:style>
    <style:style style:name="P4" style:family="paragraph">
      <loext:graphic-properties draw:fill-color="#fffc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29cm" svg:height="0.641cm" draw:transform="rotate (2.35619449019235) translate (1.474cm 3.45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24cm" svg:height="10cm" svg:x="0.582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05cm" svg:height="0.529cm" draw:transform="rotate (0.785398163397448) translate (0.043cm 2.9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928cm" svg:height="0.928cm" draw:transform="rotate (0.785398163397448) translate (2.067cm 0.6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917cm" svg:height="0.22cm" draw:transform="rotate (0.785398163397448) translate (0.254cm 2.94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97cm" svg:height="0.597cm" draw:transform="rotate (0.785398163397448) translate (2.315cm 0.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41cm" svg:height="0.642cm" draw:transform="rotate (2.35619449019235) translate (1.681cm 3.6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41cm" svg:height="0.642cm" draw:transform="rotate (2.35619449019235) translate (1.325cm 3.3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454cm" svg:height="0.455cm" draw:transform="rotate (2.35619449019235) translate (1.316cm 3.1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454cm" svg:height="0.455cm" draw:transform="rotate (2.35619449019235) translate (1.691cm 3.5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29cm" svg:height="0.643cm" draw:transform="rotate (2.35619449019235) translate (1.477cm 7.61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41cm" svg:height="0.642cm" draw:transform="rotate (2.35619449019235) translate (1.685cm 7.8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641cm" svg:height="0.641cm" draw:transform="rotate (2.35619449019235) translate (1.339cm 7.47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454cm" svg:height="0.455cm" draw:transform="rotate (2.35619449019235) translate (1.695cm 7.7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9cm" svg:height="0.641cm" draw:transform="rotate (2.35619449019235) translate (1.475cm 7.61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41cm" svg:height="0.642cm" draw:transform="rotate (2.35619449019235) translate (1.683cm 7.82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41cm" svg:height="0.642cm" draw:transform="rotate (2.35619449019235) translate (1.326cm 7.4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454cm" svg:height="0.455cm" draw:transform="rotate (2.35619449019235) translate (1.693cm 7.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928cm" svg:height="0.928cm" draw:transform="rotate (0.785398163397448) translate (2.079cm 4.7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3.035cm" svg:height="0.22cm" draw:transform="rotate (0.785398163397448) translate (0.183cm 7.173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97cm" svg:height="0.597cm" draw:transform="rotate (0.785398163397448) translate (2.327cm 4.7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905cm" svg:height="0.529cm" draw:transform="rotate (0.785398163397448) translate (0.054cm 7.0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928cm" svg:height="0.928cm" draw:transform="rotate (0.785398163397448) translate (2.077cm 4.7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917cm" svg:height="0.22cm" draw:transform="rotate (0.785398163397448) translate (0.265cm 7.08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97cm" svg:height="0.597cm" draw:transform="rotate (0.785398163397448) translate (2.327cm 4.7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cm" fo:page-height="1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3:09:24.659000000</meta:creation-date>
    <dc:date>2024-03-24T16:37:57.134000000</dc:date>
    <meta:editing-duration>PT1H38M31S</meta:editing-duration>
    <meta:editing-cycles>4</meta:editing-cycles>
    <meta:generator>LibreOffice/7.5.0.3$Windows_X86_64 LibreOffice_project/c21113d003cd3efa8c53188764377a8272d9d6de</meta:generator>
    <meta:document-statistic meta:object-count="25"/>
  </office:meta>
</office:document-meta>
</file>